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list-style-name="L2">
      <style:text-properties fo:language="en" fo:country="US"/>
    </style:style>
    <style:style style:name="P5" style:family="paragraph" style:parent-style-name="Heading_20_2">
      <style:text-properties fo:language="en" fo:country="US"/>
    </style:style>
    <style:style style:name="P6" style:family="paragraph" style:parent-style-name="Heading_20_1">
      <style:text-properties fo:language="en" fo:country="US"/>
    </style:style>
    <style:style style:name="P7" style:family="paragraph" style:parent-style-name="Heading_20_4">
      <style:text-properties fo:language="en" fo:country="US"/>
    </style:style>
    <style:style style:name="P8" style:family="paragraph" style:parent-style-name="Title" style:master-page-name="Standard">
      <style:paragraph-properties style:page-number="auto"/>
      <style:text-properties fo:language="en" fo:country="US"/>
    </style:style>
    <style:style style:name="T1"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ate of the art</text:p>
      <text:h text:style-name="P6" text:outline-level="1">Interface generation</text:h>
      <text:h text:style-name="P5" text:outline-level="2">Automated design tools</text:h>
      <text:h text:style-name="P7" text:outline-level="4">Janus</text:h>
      <text:p text:style-name="P1">Let’s talk about Janus. Software developed in 96. </text:p>
      <text:h text:style-name="P5" text:outline-level="2">Specification-based tools</text:h>
      <text:h text:style-name="P7" text:outline-level="4">Its</text:h>
      <text:p text:style-name="P1">The ITS system was developed in the early 90’s by the IBM research and development department. It was successfully used to develop several large applications like the information kiosks for Seville Expo 92.</text:p>
      <text:p text:style-name="P1">The ITS architecture divides applications in four layers. The action layer implements the application’s back-end computations. The dialog layer defines the content of the user interface independent of its style, much like an abstract user interface model. Content specifies the objects included in each frame of the interface, the flow of control among frames, and what actions are associated with each object. The style rule layer defines how the dialog is presented to the user in terms of appearance and interaction techniques. Finally the style program layer implements the primitive toolkit objects that are composed by the rule layer into complete interaction techniques.</text:p>
      <text:p text:style-name="P1">Before ITS there were mainly two types of layered architectures that provided the required flexibility in application development. User Interface Management Systems (UIMS) and toolkits. UIMS separate the business layer from the interface. Back-end computations are separated from the dialog control and style. Style, however, is often treated in a single interface layer. Toolkits separate style from the application. Dialog control remains in the back-end while the implementation of interaction techniques is hidden in a code library.</text:p>
      <text:p text:style-name="P1">The four layers in ITS present a series of advantages that separate this tool from its predecessors. Like in previous UIMS there is a separation from back-end computations and the interface itself. By separating the action layer from the dialog allows actions to be reused in different applications.</text:p>
      <text:p text:style-name="P1">Splitting the interface into separate layers for style-independent dialog, rule base and toolkit also gives some benefits. First, the dialog remains independent of style. A dialog can be mapped into any different style simply by firing the appropriate rule. Second, interface designers control style rather than application programmers. The rule layer represents the selection criteria for all interaction techniques.</text:p>
      <text:p text:style-name="P1"><text:soft-page-break/>Each layer in ITS architecture corresponds to one of four roles in application development: application programmer, application expert, style expert and style programmer. An application expert is familiar with the domain of the application. The application expert typically is neither trained in software development or part of an information systems department. In ITS, the application expert is the author of the dialog. A style expert may be a graphic artist or a human factors engineer. Rules give them direct control over style in ITS.</text:p>
      <text:p text:style-name="P1">ITS is a specification-based system. The main difference between these tools from automated-design tools like JANUS is that the modeling language is open whereas in automated-design tools are closed. By lifting this limitation for the developers the final result can have a higher level of quality although it’s dependent from the capabilities of the developer himself.</text:p>
      <text:p text:style-name="P1">Even though ITS is a specification-based system, this doesn’t mean that developers have to specify every feature of every individual window. Developers are forced to specify the content of dialogs which is equivalent to the abstract user interface and this is, as been proved to be by experience, the most difficult model to generate by the automated-design tools. The style rules layer or the concrete user interface model doesn’t have to be totally specified. This doesn’t mean that ITS generates this model but that developers can reuse rule sets from libraries that contain the abstract to concrete mapping for significant portions of the interface specifications.</text:p>
      <text:h text:style-name="P7" text:outline-level="4">Gadget</text:h>
      <text:p text:style-name="P1">Recent work is beginning to reveal that numerical optimization can play a role on modern approaches for generating interfaces and displays. GADGET is a toolkit for optimization-based approaches to interface and display generation.</text:p>
      <text:p text:style-name="P1">Although optimization-based techniques appear to offer several potential advantages most programmers are intimidated or uncomfortable by the math required to program an optimization. Although optimization toolkits are available (cite), they typically require substantial specialized knowledge because they have mostly been designed for physics simulations and other traditional optimization problems.</text:p>
      <text:p text:style-name="P1">GADGET provides a set of abstractions for many optimization concepts along with a set of mechanisms to help programmers quickly create optimizations, including an efficient lazy evaluation framework, a powerful and configurable optimization structure, and a library of reusable components.</text:p>
      <text:p text:style-name="Standard"><text:span text:style-name="T1">A programmer creating an optimization using the GADGET toolkit needs to supply three essential components: an initializer, iterations and evaluations. The initializer creates the initial solutions to be optimized. This might be </text:span><text:soft-page-break/><text:span text:style-name="T1">based on an existing algorithm, or done randomly. Iterations are responsible to transform one potential solution into another, typically using models that are at least partially random. Finally, evaluations are used to judge the different notions of goodness in a solution.</text:span></text:p>
      <text:p text:style-name="P1">There’s a standard framework to abstract the concepts and constructs behind evaluations. <text:s/>GADGET allows programmers to focus on creating evaluations to measure criteria that are important to a problem. GADGET then combines these evaluations and uses them to choose between possible solutions to a problem. This process is divided into five stages. </text:p>
      <text:p text:style-name="P1">First the framework presents each evaluation with the current potential solution, which is called the prior solution. Each evaluation returns an array of double values representing its interpretation of the prior solution. This collection of arrays of double values is called the prior result. </text:p>
      <text:p text:style-name="P1">On the second stage the framework uses an iteration object to modify the prior solution and create a new one, called the post solution.</text:p>
      <text:p text:style-name="P1"><text:s/>Third, the framework presents the post solution to each evaluation. Each individual evaluation returns interpretations that are then combined to create a post result.</text:p>
      <text:p text:style-name="P1">In the fourth step, the framework uses a method to compare the prior result with the post result. This is possible by requiring each evaluation to be capable of comparing two arrays of double values that it has created and providing a double value in the range of -1 to 1, where -1 indicates the evaluation has a strong preference for the prior solution, 0 indicates that the evaluation is indifferent and 1 indicates that the evaluation has a strong preference for the post solution.</text:p>
      <text:p text:style-name="Standard"><text:span text:style-name="T1">Finally, the result of this comparison indicates whether the framework should go with the post solution or revert to the prior solution. To choose between them, the values retrieved from the fourth step are multiplied by the weight associated with its respective evaluation and then summed. If the sum is greater than 0, the framework prefers the post solution, else it reverts to the prior solution.</text:span></text:p>
      <text:p text:style-name="Standard"><text:bookmark text:name="_GoBack"/><text:span text:style-name="T1">GADGET is still a work in progress but it represents a new way of thinking user interfaces. Using optimization techniques can be very useful because applications nowadays have to run on multiple devices with very different resolutions and it's not easy to take advantage of the available space in each platform.</text:span></text:p>
      <text:h text:style-name="P7" text:outline-level="4">Supple</text:h>
      <text:p text:style-name="P1">User interfaces delivered with today’s software are usually created in a one-size-fits-all manner by making assumptions about the needs, abilities and preferences of their users and the characteristics of the device they’re running. The objective of Supple is to automatically generate personalized <text:soft-page-break/>adaptive user interfaces at run time in order to be fit for every user or device.</text:p>
      <text:h text:style-name="P7" text:outline-level="4">IdealXML</text:h>
      <text:p text:style-name="Standard"><text:span text:style-name="T1">IdealXML is an experience-based environment for user interface design. Experience is the accumulation of knowledge or skills that result from direct participation in events or activities. Developers have a strong tendency to </text:span><text:span text:style-name="T1">towards reusing designs that worked well for them in the past. Unfortunately, this design reuse is usually limited by personal experience, and there is usually few sharing of knowledge among developers.</text:span></text:p>
      <text:p text:style-name="P1">IdealXML manipulates a pattern repository, where patterns are organized following a hierarchical structure. At the top, this structure has different models related with a MB-UIDE: domain, task, presentation and mapping, context and user models are left for future work. IdealXML is shipped with a predefined collection of patterns from a variety of sources. These patterns are the initial base of knowledge.</text:p>
      <text:p text:style-name="P1">IdealXML is an MB-UIDE and designers can, using several graphical notations, specify domain models, task models, abstract presentation models and mapping models between them. Some of these models are stored in the pattern repository and new ones can always be added.</text:p>
      <text:p text:style-name="P1">IdealXML also allows for the animation of a task model to generate a hi-fi prototype of the future user interface while still in the first development stages. This is achieved by using CTT, UsiXML and a set of heuristics to transform the task model specification into an abstract UI.</text:p>
      <text:p text:style-name="P1">Prototyping consists in the creation of a preliminary version of the future UI (prototype) so that the user and the experts can find possible problems in the design of the UI, both from the functional and from the usability points of view. Prototyping techniques fall into two main categories:</text:p>
      <text:list xml:id="list702596003" text:style-name="L1">
        <text:list-item>
          <text:p text:style-name="P3">Lo-fi: this family of techniques is mostly used in requirements analysis stage to validate the requirements with the user in user-centered approaches.</text:p>
        </text:list-item>
        <text:list-item>
          <text:p text:style-name="P3">Hi-fi: they are aimed at the creation of preliminarily versions of the UI with an acceptable degree of quality. This kind of techniques produces a UI prototype which is closer to final future one.</text:p>
        </text:list-item>
      </text:list>
      <text:p text:style-name="P1">Abstract prototyping was devised because it was found that the sooner developers started drawing realistic pictures or positioning real widgets, the longer it took them to converge on a good design.</text:p>
      <text:p text:style-name="P1">As it was mentioned above, IdealXML uses a set of heuristics to transform the task model into an abstract interface model:</text:p>
      <text:list xml:id="list639892303" text:style-name="L2">
        <text:list-item>
          <text:p text:style-name="P4">Each cluster of interrelated task cases becomes an interaction space in the navigation map, so an abstract task is a container.</text:p>
        </text:list-item>
        <text:list-item>
          <text:p text:style-name="P4"><text:soft-page-break/>A container also can be an interaction task or an application task in a hierarchical task decomposition.</text:p>
        </text:list-item>
        <text:list-item>
          <text:p text:style-name="P4">A component rises when an interaction or application task is found in a hierarchical task decomposition.</text:p>
        </text:list-item>
        <text:list-item>
          <text:p text:style-name="P4">A component can have several facets (input, output, control and navigation). These facets allow the user to interact with the system.</text:p>
        </text:list-item>
      </text:list>
      <text:p text:style-name="P1">The animation of the abstract user interface that resulted from the designed task model is grounded in the identification of the enabled task set (ETS) (cite). Having identified the ETC for a task model, the next step is to identify the effects of performing each task in each ETS. The result of this analysis is <text:s/>a state and transitions occur when tasks are performed. In IdealXML's proposal, the task model specification is split into states. Each state is a set of interrelated tasks, including temporal relationships between those tasks, usually connected to an essential us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PT"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pt" fo:country="PT"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size-complex="26pt" style:font-weight-complex="bold"/>
    </style:style>
    <style:style style:name="Default_20_Paragraph_20_Font" style:display-name="Default Paragraph Font" style:family="text"/>
    <style:style style:name="Subtítulo_20_Carácter" style:display-name="Subtítulo Carácte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Título_20_Carácter" style:display-name="Título Carácter" style:family="text" style:parent-style-name="Default_20_Paragraph_20_Font">
      <style:text-properties fo:color="#17365d" style:font-name="Cambria" fo:font-size="26pt" fo:letter-spacing="0.0035in" style:letter-kerning="true" style:font-size-asian="26pt" style:font-size-complex="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Cabeçalho_20_1_20_Carácter" style:display-name="Cabeçalho 1 Carácte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abeçalho_20_2_20_Carácter" style:display-name="Cabeçalho 2 Carácte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abeçalho_20_3_20_Carácter" style:display-name="Cabeçalho 3 Carácter" style:family="text" style:parent-style-name="Default_20_Paragraph_20_Font">
      <style:text-properties fo:color="#4f81bd" style:font-name="Cambria" fo:font-weight="bold" style:font-weight-asian="bold" style:font-weight-complex="bold"/>
    </style:style>
    <style:style style:name="Cabeçalho_20_4_20_Carácter" style:display-name="Cabeçalho 4 Carácte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meta:initial-creator>
    <meta:editing-cycles>33</meta:editing-cycles>
    <meta:creation-date>2012-03-21T10:16:00</meta:creation-date>
    <dc:date>2012-04-09T13:19:59</dc:date>
    <meta:editing-duration>PT3H31M21S</meta:editing-duration>
    <meta:generator>LibreOffice/3.5$Linux_x86 LibreOffice_project/350m1$Build-102</meta:generator>
    <meta:document-statistic meta:table-count="0" meta:image-count="0" meta:object-count="0" meta:page-count="5" meta:paragraph-count="44" meta:word-count="1736" meta:character-count="11213" meta:non-whitespace-character-count="952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